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44c3" officeooo:paragraph-rsid="000344c3"/>
    </style:style>
    <style:style style:name="P2" style:family="paragraph" style:parent-style-name="Standard">
      <style:text-properties officeooo:rsid="000344c3" officeooo:paragraph-rsid="00038af7"/>
    </style:style>
    <style:style style:name="P3" style:family="paragraph" style:parent-style-name="Standard">
      <style:text-properties fo:font-weight="bold" officeooo:rsid="000344c3" officeooo:paragraph-rsid="00038af7" style:font-weight-asian="bold" style:font-weight-complex="bold"/>
    </style:style>
    <style:style style:name="P4" style:family="paragraph" style:parent-style-name="Standard">
      <style:text-properties fo:font-weight="bold" officeooo:rsid="000344c3" officeooo:paragraph-rsid="000344c3" style:font-weight-asian="bold" style:font-weight-complex="bold"/>
    </style:style>
    <style:style style:name="P5" style:family="paragraph" style:parent-style-name="Standard">
      <style:text-properties fo:font-weight="bold" officeooo:paragraph-rsid="000344c3" style:font-weight-asian="bold" style:font-weight-complex="bold"/>
    </style:style>
    <style:style style:name="P6" style:family="paragraph" style:parent-style-name="Standard">
      <style:text-properties fo:font-weight="bold" officeooo:paragraph-rsid="00038af7" style:font-weight-asian="bold" style:font-weight-complex="bold"/>
    </style:style>
    <style:style style:name="P7" style:family="paragraph" style:parent-style-name="Standard">
      <style:text-properties fo:font-style="italic" fo:font-weight="bold" officeooo:rsid="000344c3" officeooo:paragraph-rsid="00038af7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0344c3" officeooo:paragraph-rsid="000344c3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officeooo:rsid="000344c3" officeooo:paragraph-rsid="000344c3"/>
    </style:style>
    <style:style style:name="P10" style:family="paragraph" style:parent-style-name="Standard">
      <style:text-properties officeooo:rsid="000344c3" officeooo:paragraph-rsid="000344c3"/>
    </style:style>
    <style:style style:name="P11" style:family="paragraph" style:parent-style-name="Standard">
      <style:text-properties fo:font-weight="bold" officeooo:rsid="000344c3" officeooo:paragraph-rsid="000344c3" style:font-weight-asian="bold" style:font-weight-complex="bold"/>
    </style:style>
    <style:style style:name="P12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officeooo:paragraph-rsid="000344c3"/>
    </style:style>
    <style:style style:name="P13" style:family="paragraph" style:parent-style-name="Heading_20_1">
      <style:text-properties officeooo:paragraph-rsid="000344c3"/>
    </style:style>
    <style:style style:name="P14" style:family="paragraph" style:parent-style-name="Heading_20_2">
      <style:text-properties officeooo:paragraph-rsid="000344c3"/>
    </style:style>
    <style:style style:name="P15" style:family="paragraph" style:parent-style-name="Heading_20_2">
      <style:text-properties officeooo:rsid="000344c3" officeooo:paragraph-rsid="000344c3"/>
    </style:style>
    <style:style style:name="P16" style:family="paragraph" style:parent-style-name="Heading_20_2">
      <style:text-properties officeooo:paragraph-rsid="00038af7"/>
    </style:style>
    <style:style style:name="T1" style:family="text">
      <style:text-properties officeooo:rsid="000344c3"/>
    </style:style>
    <style:style style:name="T2" style:family="text">
      <style:text-properties officeooo:rsid="00038af7"/>
    </style:style>
    <style:style style:name="T3" style:family="text">
      <style:text-properties officeooo:rsid="000563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span text:style-name="T1">A faire directement avec l'adresse innoveduc, après mise à jour du répertoire du site (git)</text:span></text:h>
      <text:p text:style-name="P12"/>
      <text:h text:style-name="P13" text:outline-level="1"/>
      <text:h text:style-name="P15" text:outline-level="2">PHPMyAdmin</text:h>
      <text:p text:style-name="P9">Une mise à jour de la base est nécessaire, avant toute chose.</text:p>
      <text:p text:style-name="P9">Dans le répertoire wordpress &gt; database, copier coller le contenu du fichier update_06-03.sql dans l'onglet « SQL » de phpmyadmin pour la base de données domestication. Executez ces requêtes SQL. Ceci mettra à jour la base et rectifiera une erreur sur les intervenants/co-auteurs/</text:p>
      <text:h text:style-name="P13" text:outline-level="1"/>
      <text:h text:style-name="P13" text:outline-level="1">Dans l'interface d'admin</text:h>
      <text:p text:style-name="P1"/>
      <text:h text:style-name="P14" text:outline-level="2">Colloque &gt; Toutes les communications : </text:h>
      <text:p text:style-name="P5"/>
      <text:p text:style-name="P4">Modifier "Accueil des participants" du 14/04/2016  :</text:p>
      <text:p text:style-name="P1">-&gt; Dans les catégories (à droite), cocher "Journée 14 avril - Musée du quai branly" </text:p>
      <text:p text:style-name="P1"/>
      <text:p text:style-name="P4">Traduire en anglais tous les : </text:p>
      <text:p text:style-name="P4"/>
      <text:p text:style-name="P1">- "Déjeuner", par "lunch" </text:p>
      <text:p text:style-name="P1">- "Pause café", par "Coffee break" </text:p>
      <text:p text:style-name="P1">- "Accueil des participants", par "Welcoming attendants" </text:p>
      <text:p text:style-name="P1">- "Discussions - Conclusion", par "Talkings – Conclusion" (remarque : on peut trouver une meilleure traduction)</text:p>
      <text:p text:style-name="P1"/>
      <text:p text:style-name="P4">Pour les communications <text:span text:style-name="T2">ci-dessous</text:span> : </text:p>
      <text:p text:style-name="P3"/>
      <text:p text:style-name="P2">- Mr Hyde et Dr Jekyll: guerre, vie sociale, cohabitation et domestication des bactéries </text:p>
      <text:p text:style-name="P2">- Human-dog-reindeer coexistence and cooperation in Siberian Arctic and Subarctic </text:p>
      <text:p text:style-name="P2">- Domestication des animaux et travail animal </text:p>
      <text:p text:style-name="P2">- Des plantes, des humains, des sociétés dans le bassin du Lac Tchad : trois histoires anciennes de destins croisés </text:p>
      <text:p text:style-name="P2">- Pig domestication and social complexification in China: resilience and rupture </text:p>
      <text:p text:style-name="P2">- Domesticating for milk: emergence of dairying in Neolithic Europe </text:p>
      <text:p text:style-name="P2">- Sangliers, cochons ou hybrides ? Les suinés chez les communautés chalcolitiques de Roumanie (5e mill. av. notre ère) : éclairages de la biogéochimie et de la morphométrie géométrique </text:p>
      <text:p text:style-name="P2">- The Upper Palaeolithic domestication of the dog </text:p>
      <text:p text:style-name="P2"/>
      <text:p text:style-name="P7">→<text:span text:style-name="T2"> </text:span>Dans intervenants : ne sélectionner que les intervenants </text:p>
      <text:p text:style-name="P8"><text:soft-page-break/>→<text:span text:style-name="T2"> </text:span>Dans co-auteurs : ne sélectionner que les co-auteurs. </text:p>
      <text:p text:style-name="P8"/>
      <text:p text:style-name="P1"/>
      <text:p text:style-name="P1"/>
      <text:p text:style-name="P1"/>
      <text:h text:style-name="P16" text:outline-level="2">Colloque &gt; Toutes les communications : </text:h>
      <text:p text:style-name="P6"/>
      <text:p text:style-name="P1">Copier/coller les infos complémentaires en français vers l'anglais. <text:span text:style-name="T2">Un bug dans la gestion de la traduction affiche « (français) » dans la page « Programme » en anglais, au lieu de reprendre le texte tel quel. Il est donc nécessaire de faire cette manipulation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09:23:42.642760737</meta:creation-date>
    <meta:generator>LibreOffice/4.2.8.2$Linux_X86_64 LibreOffice_project/420m0$Build-2</meta:generator>
    <dc:date>2016-03-07T09:43:23.480872957</dc:date>
    <meta:editing-duration>PT2M53S</meta:editing-duration>
    <meta:editing-cycles>4</meta:editing-cycles>
    <meta:document-statistic meta:table-count="0" meta:image-count="0" meta:object-count="0" meta:page-count="2" meta:paragraph-count="26" meta:word-count="322" meta:character-count="2070" meta:non-whitespace-character-count="1754"/>
  </office:meta>
</office:document-meta>
</file>